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790" officeooo:paragraph-rsid="00171790"/>
    </style:style>
    <style:style style:name="P2" style:family="paragraph" style:parent-style-name="Standard">
      <style:text-properties officeooo:rsid="00171790" officeooo:paragraph-rsid="001a7792"/>
    </style:style>
    <style:style style:name="P3" style:family="paragraph" style:parent-style-name="Standard">
      <style:text-properties officeooo:rsid="00171790" officeooo:paragraph-rsid="0020f621"/>
    </style:style>
    <style:style style:name="P4" style:family="paragraph" style:parent-style-name="Standard">
      <style:text-properties fo:font-weight="bold" officeooo:rsid="00171790" officeooo:paragraph-rsid="0017179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71790" officeooo:paragraph-rsid="00171790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officeooo:rsid="00171790" officeooo:paragraph-rsid="00171790"/>
    </style:style>
    <style:style style:name="P7" style:family="paragraph" style:parent-style-name="Standard" style:list-style-name="L2">
      <style:text-properties officeooo:rsid="00171790" officeooo:paragraph-rsid="00171790"/>
    </style:style>
    <style:style style:name="P8" style:family="paragraph" style:parent-style-name="Standard" style:list-style-name="L2">
      <style:text-properties officeooo:rsid="00171790" officeooo:paragraph-rsid="0018a8f4"/>
    </style:style>
    <style:style style:name="P9" style:family="paragraph" style:parent-style-name="Standard" style:list-style-name="L3">
      <style:text-properties officeooo:rsid="00171790" officeooo:paragraph-rsid="00171790"/>
    </style:style>
    <style:style style:name="P10" style:family="paragraph" style:parent-style-name="Standard" style:list-style-name="L4">
      <style:text-properties officeooo:rsid="00171790" officeooo:paragraph-rsid="00171790"/>
    </style:style>
    <style:style style:name="P11" style:family="paragraph" style:parent-style-name="Standard" style:list-style-name="L5">
      <style:text-properties officeooo:rsid="00171790" officeooo:paragraph-rsid="00171790"/>
    </style:style>
    <style:style style:name="P12" style:family="paragraph" style:parent-style-name="Standard" style:list-style-name="L7">
      <style:text-properties officeooo:rsid="00171790" officeooo:paragraph-rsid="00171790"/>
    </style:style>
    <style:style style:name="P13" style:family="paragraph" style:parent-style-name="Standard" style:list-style-name="L2">
      <style:text-properties officeooo:rsid="0026f022" officeooo:paragraph-rsid="0026f022"/>
    </style:style>
    <style:style style:name="P14" style:family="paragraph" style:parent-style-name="Standard" style:list-style-name="L2">
      <style:text-properties officeooo:rsid="0018a8f4" officeooo:paragraph-rsid="0018a8f4"/>
    </style:style>
    <style:style style:name="P15" style:family="paragraph" style:parent-style-name="Standard">
      <style:text-properties officeooo:rsid="001a7792" officeooo:paragraph-rsid="001a7792"/>
    </style:style>
    <style:style style:name="P16" style:family="paragraph" style:parent-style-name="Standard" style:list-style-name="L3">
      <style:text-properties officeooo:rsid="001a7792" officeooo:paragraph-rsid="00171790"/>
    </style:style>
    <style:style style:name="P17" style:family="paragraph" style:parent-style-name="Standard" style:list-style-name="L3">
      <style:text-properties officeooo:rsid="001a7792" officeooo:paragraph-rsid="001a7792"/>
    </style:style>
    <style:style style:name="P18" style:family="paragraph" style:parent-style-name="Standard" style:list-style-name="L4">
      <style:text-properties officeooo:rsid="001c3b04" officeooo:paragraph-rsid="00171790"/>
    </style:style>
    <style:style style:name="P19" style:family="paragraph" style:parent-style-name="Standard" style:list-style-name="L4">
      <style:text-properties officeooo:rsid="001c3b04" officeooo:paragraph-rsid="001c3b04"/>
    </style:style>
    <style:style style:name="P20" style:family="paragraph" style:parent-style-name="Standard" style:list-style-name="L5">
      <style:text-properties officeooo:rsid="001c3b04" officeooo:paragraph-rsid="00171790"/>
    </style:style>
    <style:style style:name="P21" style:family="paragraph" style:parent-style-name="Standard" style:list-style-name="L5">
      <style:text-properties officeooo:rsid="001c3b04" officeooo:paragraph-rsid="001c3b04"/>
    </style:style>
    <style:style style:name="P22" style:family="paragraph" style:parent-style-name="Standard" style:list-style-name="L6">
      <style:text-properties officeooo:rsid="001c3b04" officeooo:paragraph-rsid="00171790"/>
    </style:style>
    <style:style style:name="P23" style:family="paragraph" style:parent-style-name="Standard" style:list-style-name="L6">
      <style:text-properties officeooo:rsid="001c3b04" officeooo:paragraph-rsid="001c3b04"/>
    </style:style>
    <style:style style:name="P24" style:family="paragraph" style:parent-style-name="Standard" style:list-style-name="L6">
      <style:text-properties officeooo:rsid="001c3b04" officeooo:paragraph-rsid="002b607e"/>
    </style:style>
    <style:style style:name="P25" style:family="paragraph" style:parent-style-name="Standard" style:list-style-name="L7">
      <style:text-properties officeooo:rsid="001c3b04" officeooo:paragraph-rsid="001c3b04"/>
    </style:style>
    <style:style style:name="P26" style:family="paragraph" style:parent-style-name="Standard" style:list-style-name="L8">
      <style:text-properties officeooo:rsid="001c3b04" officeooo:paragraph-rsid="0020f621"/>
    </style:style>
    <style:style style:name="P27" style:family="paragraph" style:parent-style-name="Standard" style:list-style-name="L8">
      <style:text-properties officeooo:rsid="001c3b04" officeooo:paragraph-rsid="002b607e"/>
    </style:style>
    <style:style style:name="P28" style:family="paragraph" style:parent-style-name="Standard" style:list-style-name="L8">
      <style:text-properties officeooo:rsid="0024f4c9" officeooo:paragraph-rsid="0024f4c9"/>
    </style:style>
    <style:style style:name="P29" style:family="paragraph" style:parent-style-name="Standard" style:list-style-name="L1">
      <style:text-properties officeooo:rsid="002afd21" officeooo:paragraph-rsid="002a0483"/>
    </style:style>
    <style:style style:name="P30" style:family="paragraph" style:parent-style-name="Standard" style:list-style-name="L2">
      <style:text-properties officeooo:rsid="0030a0fc" officeooo:paragraph-rsid="002a6984"/>
    </style:style>
    <style:style style:name="P31" style:family="paragraph" style:parent-style-name="Standard" style:list-style-name="L7">
      <style:text-properties officeooo:rsid="002c5b3f" officeooo:paragraph-rsid="002c5b3f"/>
    </style:style>
    <style:style style:name="T1" style:family="text">
      <style:text-properties officeooo:rsid="0017d41a"/>
    </style:style>
    <style:style style:name="T2" style:family="text">
      <style:text-properties officeooo:rsid="0018a8f4"/>
    </style:style>
    <style:style style:name="T3" style:family="text">
      <style:text-properties officeooo:rsid="001a7792"/>
    </style:style>
    <style:style style:name="T4" style:family="text">
      <style:text-properties officeooo:rsid="001c3b04"/>
    </style:style>
    <style:style style:name="T5" style:family="text">
      <style:text-properties officeooo:rsid="001f01ea"/>
    </style:style>
    <style:style style:name="T6" style:family="text">
      <style:text-properties officeooo:rsid="0020f621"/>
    </style:style>
    <style:style style:name="T7" style:family="text">
      <style:text-properties officeooo:rsid="002268dc"/>
    </style:style>
    <style:style style:name="T8" style:family="text">
      <style:text-properties officeooo:rsid="00293d69"/>
    </style:style>
    <style:style style:name="T9" style:family="text">
      <style:text-properties officeooo:rsid="002a6984"/>
    </style:style>
    <style:style style:name="T10" style:family="text">
      <style:text-properties officeooo:rsid="002b60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mplementation</text:p>
      <text:p text:style-name="P1"/>
      <text:p text:style-name="P1"/>
      <text:p text:style-name="P1"/>
      <text:p text:style-name="P4">BOT details:</text:p>
      <text:p text:style-name="P1"/>
      <text:list xml:id="list1855171487980792112" text:style-name="L1">
        <text:list-item>
          <text:p text:style-name="P6">Bot credentials used in class 'YouTubeBot'' </text:p>
          <text:p text:style-name="P6"/>
          <text:p text:style-name="P6">id : <text:span text:style-name="T8">bot-youtube</text:span>@<text:span text:style-name="T8">teamchatbot</text:span>.com </text:p>
          <text:p text:style-name="P6"/>
        </text:list-item>
        <text:list-item>
          <text:p text:style-name="P6">Google <text:span text:style-name="T7">credentials</text:span> are used such as API key, ClientId, ClientSecret are got from the link</text:p>
          <text:p text:style-name="P6"><text:tab/><text:a xlink:type="simple" xlink:href="https://console.developers.google.com/">https://console.developers.google.com/</text:a></text:p>
          <text:p text:style-name="P6">where you have to create a project to get the credentials.</text:p>
          <text:p text:style-name="P6"/>
        </text:list-item>
        <text:list-item>
          <text:p text:style-name="P29">Those credentials are to be matched with property files present inside the source folder.</text:p>
        </text:list-item>
      </text:list>
      <text:p text:style-name="P1"/>
      <text:p text:style-name="P4">O<text:span text:style-name="T6">A</text:span>uth:</text:p>
      <text:p text:style-name="P1"/>
      <text:list xml:id="list3071585794573574441" text:style-name="L2">
        <text:list-item>
          <text:p text:style-name="P13">Google APIs use the OAuth 2.0 protocol for authentication and authorization. </text:p>
          <text:p text:style-name="P13"/>
        </text:list-item>
        <text:list-item>
          <text:p text:style-name="P13">Google supports common OAuth 2.0 scenarios such as those for web server, installed, and client-side applications.</text:p>
          <text:p text:style-name="P13"/>
        </text:list-item>
        <text:list-item>
          <text:p text:style-name="P13">To begin, obtain OAuth 2.0 client credentials from the Google Developers Console. </text:p>
          <text:p text:style-name="P13"/>
        </text:list-item>
        <text:list-item>
          <text:p text:style-name="P13">Then your client application requests an access token from the Google Authorization Server, extracts a token from the response, and sends the token to the Google API that you want to access.</text:p>
          <text:p text:style-name="P7"/>
        </text:list-item>
        <text:list-item>
          <text:p text:style-name="P7">The users Oauth details are stored in <text:span text:style-name="T9">database</text:span> (<text:span text:style-name="T1">client_id, client_secret, access_token, token_type, refresh_token</text:span>).</text:p>
          <text:p text:style-name="P7"/>
        </text:list-item>
        <text:list-item>
          <text:p text:style-name="P8">Created a class named “YoutubeBotServlet” to fetch the Authorization URL</text:p>
          <text:p text:style-name="P7"/>
        </text:list-item>
        <text:list-item>
          <text:p text:style-name="P7">After user authorizes, it'll be re-directed to callback url <text:span text:style-name="T2">which should be same as you specified in credential</text:span>.</text:p>
          <text:p text:style-name="P7"/>
        </text:list-item>
        <text:list-item>
          <text:p text:style-name="P7">From the call back URL <text:span text:style-name="T2">authorization_code</text:span> is extracted and forwarded to Class named </text:p>
          <text:p text:style-name="P7"><text:span text:style-name="T2">YoutubeConnect</text:span>.</text:p>
          <text:p text:style-name="P7"/>
        </text:list-item>
        <text:list-item>
          <text:p text:style-name="P8">In <text:span text:style-name="T2">YoutubeConnect</text:span> class, <text:span text:style-name="T2">authorization_code</text:span> is traded for access<text:span text:style-name="T2">t</text:span>oken and the <text:span text:style-name="T2">refresh token.</text:span></text:p>
          <text:p text:style-name="P14"/>
        </text:list-item>
        <text:list-item>
          <text:p text:style-name="P14">The access token will automatically expires in 3600 seconds, so you have <text:span text:style-name="T3">to</text:span> save the refresh token which is used to get the new access token after every time <text:span text:style-name="T3">access token</text:span> expires.</text:p>
          <text:p text:style-name="P7"/>
        </text:list-item>
        <text:list-item>
          <text:p text:style-name="P30">And then the access_token <text:span text:style-name="T9">and refresh_token are</text:span> stored in the database with the teamchat user mailid.</text:p>
        </text:list-item>
      </text:list>
      <text:p text:style-name="P1"/>
      <text:p text:style-name="P1"/>
      <text:p text:style-name="P4">Keywords included:</text:p>
      <text:p text:style-name="P1"/>
      <text:p text:style-name="P1"><text:soft-page-break/><text:tab/>1. help – <text:span text:style-name="T3">It will display all the keywords with its uses.</text:span></text:p>
      <text:p text:style-name="P1"/>
      <text:p text:style-name="P1"><text:tab/>2. connect– <text:span text:style-name="T3">Used to connect to youtube account with your teamchat account using OAuth.</text:span></text:p>
      <text:p text:style-name="P1"/>
      <text:p text:style-name="P1"/>
      <text:p text:style-name="P1"><text:tab/>3. disconnect– It <text:span text:style-name="T3">will disconnect the youtube account from the teamchat account by <text:tab/><text:tab/><text:tab/><text:tab/>deleting the access_token and refresh token from the database.</text:span></text:p>
      <text:p text:style-name="P1"/>
      <text:p text:style-name="P15"><text:tab/>4. searchbykeyword <text:s text:c="2"/>- <text:s text:c="2"/>To search videos related to the keyword</text:p>
      <text:p text:style-name="P2"/>
      <text:p text:style-name="P15"><text:tab/>5. searchbytopic <text:s text:c="2"/>- <text:s text:c="2"/>To search videos under a category</text:p>
      <text:p text:style-name="P2"/>
      <text:p text:style-name="P15"><text:tab/>6. searchchannel <text:s text:c="2"/>- <text:s text:c="2"/>To search channel related to the keyword</text:p>
      <text:p text:style-name="P2"/>
      <text:p text:style-name="P15"><text:tab/>7. subscribechannel <text:s text:c="2"/>- <text:s text:c="2"/>To subscribe a channel using channel id</text:p>
      <text:p text:style-name="P2"/>
      <text:p text:style-name="P15"><text:tab/>8. channelbulletin <text:s text:c="2"/>- <text:s text:c="2"/>To post a video in your channel by providing video id</text:p>
      <text:p text:style-name="P2"/>
      <text:p text:style-name="P15"><text:tab/>9. createplaylist <text:s text:c="2"/>- <text:s text:c="2"/>To ceate a playlist by providing video id</text:p>
      <text:p text:style-name="P2"/>
      <text:p text:style-name="P15"><text:tab/>10. upload <text:s text:c="2"/>- <text:s text:c="2"/>To upload a video into your channel</text:p>
      <text:p text:style-name="P2"/>
      <text:p text:style-name="P2"><text:span text:style-name="T3"><text:tab/>11. myuploads <text:s text:c="2"/>- <text:s text:c="2"/>Reterive the details of the video uploaded by you</text:span> </text:p>
      <text:p text:style-name="P1"/>
      <text:p text:style-name="P4"/>
      <text:p text:style-name="P4"><text:span text:style-name="T3">F</text:span>eatures:</text:p>
      <text:p text:style-name="P1"/>
      <text:p text:style-name="P1">1. <text:span text:style-name="T3">Searching</text:span></text:p>
      <text:p text:style-name="P1"/>
      <text:list xml:id="list1854774002798464189" text:style-name="L3">
        <text:list-item>
          <text:p text:style-name="P16">Searching video, topic or channel does not need clientid or secretkey since no login details are required to search in youtube.</text:p>
          <text:p text:style-name="P9"/>
        </text:list-item>
        <text:list-item>
          <text:p text:style-name="P17">But the <text:span text:style-name="T4">you</text:span> <text:span text:style-name="T4">need API key to access youtube api, which you got while creating project in google account.</text:span></text:p>
        </text:list-item>
      </text:list>
      <text:p text:style-name="P1"/>
      <text:p text:style-name="P1">2. <text:span text:style-name="T4">Subscribe Channel</text:span></text:p>
      <text:p text:style-name="P1"/>
      <text:list xml:id="list1357248606830479716" text:style-name="L4">
        <text:list-item>
          <text:p text:style-name="P18">The user has to mention the channel id or channel name to subscribe.</text:p>
          <text:p text:style-name="P10"/>
        </text:list-item>
        <text:list-item>
          <text:p text:style-name="P19">But to do that the user has to login, so using servlet get the permission from the user and store <text:s/>the tokens <text:span text:style-name="T10">from the database.</text:span></text:p>
          <text:p text:style-name="P19"/>
        </text:list-item>
        <text:list-item>
          <text:p text:style-name="P19">To login and subscribe the channel</text:p>
        </text:list-item>
      </text:list>
      <text:p text:style-name="P1"/>
      <text:p text:style-name="P1">3. <text:span text:style-name="T4">Channel Bulletin</text:span></text:p>
      <text:p text:style-name="P1"/>
      <text:list xml:id="list7803688501532962067" text:style-name="L5">
        <text:list-item>
          <text:p text:style-name="P20">The user has to mention the video id and description to post.</text:p>
          <text:p text:style-name="P11"/>
        </text:list-item>
        <text:list-item>
          <text:p text:style-name="P21">Get the tokens from the <text:span text:style-name="T10">database</text:span></text:p>
          <text:p text:style-name="P21"/>
        </text:list-item>
        <text:list-item>
          <text:p text:style-name="P21">To login and post it in the channel</text:p>
        </text:list-item>
      </text:list>
      <text:p text:style-name="P1"/>
      <text:p text:style-name="P1"><text:soft-page-break/>4. <text:span text:style-name="T4">Playlist</text:span></text:p>
      <text:p text:style-name="P1"/>
      <text:list xml:id="list1287408254414465859" text:style-name="L6">
        <text:list-item>
          <text:p text:style-name="P22">Get the playlist name and video ids for the videos playlist has to be created from the user.</text:p>
          <text:p text:style-name="P23"/>
        </text:list-item>
        <text:list-item>
          <text:p text:style-name="P24">Get the tokens from the <text:span text:style-name="T10">database</text:span>.</text:p>
          <text:p text:style-name="P23"/>
        </text:list-item>
        <text:list-item>
          <text:p text:style-name="P23">To login and create the playlist</text:p>
        </text:list-item>
      </text:list>
      <text:p text:style-name="P1"/>
      <text:p text:style-name="P1">5. <text:span text:style-name="T4">Upload Video</text:span></text:p>
      <text:p text:style-name="P1"/>
      <text:list xml:id="list8093418993235579024" text:style-name="L7">
        <text:list-item>
          <text:p text:style-name="P31">Load the upload html file to run the javascript.</text:p>
          <text:p text:style-name="P25"/>
        </text:list-item>
        <text:list-item>
          <text:p text:style-name="P25">To login and upload the video to the user channel.</text:p>
          <text:p text:style-name="P25">(If the user has more than one channel then it will be uploaded to the first)</text:p>
        </text:list-item>
      </text:list>
      <text:p text:style-name="P1"/>
      <text:p text:style-name="P1">6. <text:span text:style-name="T5">MyUploads</text:span></text:p>
      <text:p text:style-name="P1"/>
      <text:list xml:id="list5651011875639555168" text:style-name="L8">
        <text:list-item>
          <text:p text:style-name="P27">Get the tokens from the <text:span text:style-name="T10">database</text:span>.</text:p>
          <text:p text:style-name="P28"/>
        </text:list-item>
        <text:list-item>
          <text:p text:style-name="P26">To login and get the detail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0:32:16.281036879</meta:creation-date>
    <dc:date>2015-06-14T21:32:50.798669202</dc:date>
    <meta:editing-duration>PT1H12M39S</meta:editing-duration>
    <meta:editing-cycles>16</meta:editing-cycles>
    <meta:generator>LibreOffice/4.2.3.3$Linux_X86_64 LibreOffice_project/420m0$Build-3</meta:generator>
    <meta:document-statistic meta:table-count="0" meta:image-count="0" meta:object-count="0" meta:page-count="3" meta:paragraph-count="78" meta:word-count="634" meta:character-count="3586" meta:non-whitespace-character-count="3008"/>
  </office:meta>
</office:document-meta>
</file>